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77c" officeooo:paragraph-rsid="0002d77c"/>
    </style:style>
    <style:style style:name="P2" style:family="paragraph" style:parent-style-name="Standard">
      <style:text-properties officeooo:paragraph-rsid="0002d77c"/>
    </style:style>
    <style:style style:name="T1" style:family="text">
      <style:text-properties officeooo:rsid="0002d77c"/>
    </style:style>
    <style:style style:name="T2" style:family="text">
      <style:text-properties officeooo:rsid="00073c7e"/>
    </style:style>
    <style:style style:name="T3" style:family="text">
      <style:text-properties officeooo:rsid="00112953"/>
    </style:style>
    <style:style style:name="T4" style:family="text">
      <style:text-properties officeooo:rsid="0003cbcb"/>
    </style:style>
    <style:style style:name="T5" style:family="text">
      <style:text-properties officeooo:rsid="00114cd3"/>
    </style:style>
    <style:style style:name="T6" style:family="text">
      <style:text-properties officeooo:rsid="00035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Monsieur,</text:p>
      <text:p text:style-name="P1"/>
      <text:p text:style-name="P1">Je m’appelle Antoine Legendre et je suis <text:span text:style-name="T2">actuellement </text:span>étudiant en <text:span text:style-name="T3">deuxièm</text:span>e année d<text:span text:style-name="T6">e </text:span><text:span text:style-name="T4">Master</text:span> Mathématiques <text:span text:style-name="T4">Appliquées, Statitistiques dans le parcours Data Science.</text:span></text:p>
      <text:p text:style-name="P1">Je suis à la recherche d'un stage <text:span text:style-name="T3">de 6 mois</text:span> dans le domaine de <text:span text:style-name="T2">la </text:span>data science <text:span text:style-name="T3">pour le premier semestre de 2025 </text:span>et l’offre proposée par NepTech m’intéresse tout particulièrement. Le thème de la transition énergétique me tenant à cœur et constituant l’un des défis majeurs des années à venir, réaliser mon stage au sein d’une entreprise engagée sur ce sujet serait une opportunité que j’apprécierais grandement.</text:p>
      <text:p text:style-name="P2">Je vous remercie de prendre en considération ma candidature. Ce serait un <text:span text:style-name="T1">honneur pour moi de pouvoir </text:span><text:span text:style-name="T5">réaliser mon stage au sein de NepTech</text:span><text:span text:style-name="T1">. Je reste à votre disposition pour toute information supplémentaire. Je suis joignable par mail (</text:span><text:a xlink:type="simple" xlink:href="mailto:antoinelegendre680@gmail.com" text:style-name="Internet_20_link" text:visited-style-name="Visited_20_Internet_20_Link"><text:span text:style-name="T1">antoinelegendre680@gmail.com</text:span></text:a><text:span text:style-name="T1">) ou par téléphone au 0767637907.</text:span></text:p>
      <text:p text:style-name="P2"/>
      <text:p text:style-name="P1">Respectueusement,</text:p>
      <text:p text:style-name="P1">Antoine Legend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4:55:36.977192298</meta:creation-date>
    <meta:generator>LibreOffice/7.3.7.2$Linux_X86_64 LibreOffice_project/30$Build-2</meta:generator>
    <dc:date>2024-11-21T15:14:53.533309268</dc:date>
    <meta:editing-duration>PT4M29S</meta:editing-duration>
    <meta:editing-cycles>1</meta:editing-cycles>
    <meta:document-statistic meta:table-count="0" meta:image-count="0" meta:object-count="0" meta:page-count="1" meta:paragraph-count="6" meta:word-count="139" meta:character-count="921" meta:non-whitespace-character-count="788"/>
  </office:meta>
</office:document-meta>
</file>